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5cm" svg:stroke-color="#c0c0c0" draw:marker-start="" draw:marker-start-width="0.25cm" draw:marker-start-center="false" draw:marker-end="" draw:marker-end-width="0.25cm" draw:marker-end-center="false" draw:textarea-horizontal-align="center" draw:textarea-vertical-align="middle" fo:padding-top="0.25cm" fo:padding-bottom="0.25cm" fo:padding-left="0.375cm" fo:padding-right="0.375cm"/>
    </style:style>
    <style:style style:name="gr2" style:family="graphic" style:parent-style-name="standard">
      <style:graphic-properties svg:stroke-width="0.02cm" draw:marker-start-width="0.33cm" draw:marker-end-width="0.33cm" draw:fill-color="#c0c0c0" draw:opacity="25%" draw:auto-grow-height="false" fo:min-height="0.749cm" fo:min-width="0.499cm" fo:padding-top="0.135cm" fo:padding-bottom="0.135cm" fo:padding-left="0.26cm" fo:padding-right="0.26cm" fo:wrap-option="no-wrap" draw:shadow-opacity="25%"/>
    </style:style>
    <style:style style:name="gr3" style:family="graphic" style:parent-style-name="standard">
      <style:graphic-properties svg:stroke-width="0.02cm" draw:marker-start-width="0.33cm" draw:marker-end-width="0.33cm" draw:fill="none" draw:fill-color="#c0c0c0" draw:opacity="25%" draw:auto-grow-height="false" fo:min-height="0.749cm" fo:min-width="0.499cm" fo:padding-top="0.135cm" fo:padding-bottom="0.135cm" fo:padding-left="0.26cm" fo:padding-right="0.26cm" fo:wrap-option="no-wrap" draw:shadow-opacity="25%"/>
    </style:style>
    <style:style style:name="gr4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5cm" svg:stroke-color="#ff0000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ff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vertical-align="bottom" draw:auto-grow-height="false" fo:min-height="1cm" fo:padding-top="0cm" fo:padding-bottom="0.05cm" fo:padding-left="0cm" fo:padding-right="0cm"/>
    </style:style>
    <style:style style:name="gr8" style:family="graphic" style:parent-style-name="standard">
      <style:graphic-properties draw:fill-color="#000000" draw:textarea-horizontal-align="center" draw:textarea-vertical-align="middle"/>
    </style:style>
    <style:style style:name="gr9" style:family="graphic" style:parent-style-name="standard">
      <style:graphic-properties svg:stroke-width="0.05cm" draw:marker-start-width="0.38cm" draw:marker-end-width="0.38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ffd7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808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950e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draw:marker-start-width="0.38cm" draw:marker-end-width="0.38cm" draw:fill="none" draw:fill-color="#ffff66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8cm" draw:marker-end-width="0.38cm" draw:fill="solid" draw:fill-color="#008000" draw:opacity="25%" draw:textarea-horizontal-align="center" draw:textarea-vertical-align="middle" fo:padding-top="0.15cm" fo:padding-bottom="0.15cm" fo:padding-left="0.275cm" fo:padding-right="0.275cm" draw:shadow-opacity="25%"/>
    </style:style>
    <style:style style:name="gr16" style:family="graphic" style:parent-style-name="standard">
      <style:graphic-properties svg:stroke-width="0.02cm" draw:marker-start-width="0.33cm" draw:marker-end-width="0.03cm" draw:textarea-horizontal-align="center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svg:stroke-width="0.02cm" draw:marker-start-width="0.33cm" draw:marker-end-width="0.0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8" style:family="graphic" style:parent-style-name="standard">
      <style:graphic-properties svg:stroke-width="0.02cm" draw:marker-start-width="0.33cm" draw:marker-end="Arrow_20_concave" draw:marker-end-width="0.03cm" draw:textarea-horizontal-align="center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width="0cm" draw:marker-start-width="0.38cm" draw:marker-end-width="0.38cm" draw:fill="solid" draw:fill-color="#000000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20" style:family="graphic" style:parent-style-name="standard">
      <style:graphic-properties svg:stroke-width="0.15cm" draw:marker-start-width="0.54cm" draw:marker-end-width="0.54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 style:list-style-name="L1">
      <style:graphic-properties draw:stroke="solid" svg:stroke-width="0.076cm" svg:stroke-color="#ffffff" draw:marker-start="" draw:marker-start-width="0.406cm" draw:marker-start-center="false" draw:marker-end="" draw:marker-end-width="0.406cm" draw:marker-end-center="false" draw:fill="solid" draw:fill-color="#ffffff" draw:textarea-horizontal-align="center" draw:textarea-vertical-align="middle" fo:padding-top="0.162cm" fo:padding-bottom="0.162cm" fo:padding-left="0.287cm" fo:padding-right="0.287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dash" draw:stroke-dash="Fine_20_Dashed" svg:stroke-width="0.05cm" svg:stroke-color="#000000" draw:marker-start="" draw:marker-start-width="0.38cm" draw:marker-start-center="false" draw:marker-end="" draw:marker-end-width="0.38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3" style:family="graphic" style:parent-style-name="objectwithoutfill">
      <style:graphic-properties svg:stroke-width="0.15cm" svg:stroke-color="#000080" draw:marker-start-width="0.53cm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24" style:family="graphic" style:parent-style-name="objectwithoutfill">
      <style:graphic-properties svg:stroke-width="0.15cm" svg:stroke-color="#800000" draw:marker-start-width="0.53cm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25" style:family="graphic" style:parent-style-name="standard">
      <style:graphic-properties draw:fill-color="#000080" draw:textarea-horizontal-align="center" draw:textarea-vertical-align="middle"/>
    </style:style>
    <style:style style:name="gr26" style:family="graphic" style:parent-style-name="standard">
      <style:graphic-properties draw:fill-color="#800000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solid" draw:fill-color="#ffffff" draw:opacity-name="Transparency_20_3" draw:textarea-horizontal-align="center" draw:textarea-vertical-align="middle" draw:auto-grow-height="false" fo:min-height="1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24pt" style:font-size-asian="24pt" style:font-size-complex="24pt"/>
    </style:style>
    <style:style style:name="P3" style:family="paragraph">
      <style:paragraph-properties fo:text-align="center"/>
      <style:text-properties fo:color="#ff0000" fo:font-size="24pt" style:font-size-asian="24pt" style:font-size-complex="24pt"/>
    </style:style>
    <style:style style:name="P4" style:family="paragraph">
      <style:paragraph-properties fo:text-align="center"/>
      <style:text-properties style:use-window-font-color="true"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color="#0000ff" fo:font-size="24pt" style:font-size-asian="24pt" style:font-size-complex="24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style:use-window-font-color="true" fo:font-size="20pt" style:font-size-asian="20pt" style:font-size-complex="20pt"/>
    </style:style>
    <style:style style:name="T4" style:family="text">
      <style:text-properties fo:color="#ff9966" fo:font-weight="bold" style:font-weight-asian="bold" style:font-weight-complex="bold"/>
    </style:style>
    <style:style style:name="T5" style:family="text">
      <style:text-properties fo:color="#808000" fo:font-weight="bold" style:font-weight-asian="bold" style:font-weight-complex="bold"/>
    </style:style>
    <style:style style:name="T6" style:family="text">
      <style:text-properties fo:font-family="Arial" style:font-style-name="Regular" style:font-family-generic="swiss" fo:font-weight="bold" style:font-family-asian="Arial" style:font-style-name-asian="Regular" style:font-family-generic-asian="swiss" style:font-weight-asian="bold" style:font-family-complex="Arial" style:font-style-name-complex="Regular" style:font-family-generic-complex="swis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8.75cm" svg:y1="2cm" svg:x2="18.75cm" svg:y2="14.5cm">
            <text:p/>
          </draw:line>
          <draw:line draw:style-name="gr1" draw:text-style-name="P1" draw:layer="layout" svg:x1="19.75cm" svg:y1="2cm" svg:x2="19.75cm" svg:y2="14.5cm">
            <text:p/>
          </draw:line>
          <draw:g>
            <draw:line draw:style-name="gr1" draw:text-style-name="P1" draw:layer="layout" svg:x1="5.25cm" svg:y1="1.5cm" svg:x2="10.25cm" svg:y2="1.5cm">
              <text:p/>
            </draw:line>
            <draw:line draw:style-name="gr1" draw:text-style-name="P1" draw:layer="layout" svg:x1="5.25cm" svg:y1="2.5cm" svg:x2="10.25cm" svg:y2="2.5cm">
              <text:p/>
            </draw:line>
            <draw:line draw:style-name="gr1" draw:text-style-name="P1" draw:layer="layout" svg:x1="5.25cm" svg:y1="3.5cm" svg:x2="10.25cm" svg:y2="3.5cm">
              <text:p/>
            </draw:line>
            <draw:line draw:style-name="gr1" draw:text-style-name="P1" draw:layer="layout" svg:x1="5.25cm" svg:y1="4.5cm" svg:x2="10.25cm" svg:y2="4.5cm">
              <text:p/>
            </draw:line>
            <draw:line draw:style-name="gr1" draw:text-style-name="P1" draw:layer="layout" svg:x1="5.25cm" svg:y1="5.5cm" svg:x2="10.25cm" svg:y2="5.5cm">
              <text:p/>
            </draw:line>
            <draw:line draw:style-name="gr1" draw:text-style-name="P1" draw:layer="layout" svg:x1="5.25cm" svg:y1="6.5cm" svg:x2="10.25cm" svg:y2="6.5cm">
              <text:p/>
            </draw:line>
            <draw:line draw:style-name="gr1" draw:text-style-name="P1" draw:layer="layout" svg:x1="5.25cm" svg:y1="7.5cm" svg:x2="10.25cm" svg:y2="7.5cm">
              <text:p/>
            </draw:line>
            <draw:line draw:style-name="gr1" draw:text-style-name="P1" draw:layer="layout" svg:x1="5.25cm" svg:y1="8.5cm" svg:x2="10.25cm" svg:y2="8.5cm">
              <text:p/>
            </draw:line>
            <draw:line draw:style-name="gr1" draw:text-style-name="P1" draw:layer="layout" svg:x1="5.25cm" svg:y1="9.5cm" svg:x2="10.25cm" svg:y2="9.5cm">
              <text:p/>
            </draw:line>
            <draw:line draw:style-name="gr1" draw:text-style-name="P1" draw:layer="layout" svg:x1="5.25cm" svg:y1="10.5cm" svg:x2="10.25cm" svg:y2="10.5cm">
              <text:p/>
            </draw:line>
            <draw:line draw:style-name="gr1" draw:text-style-name="P1" draw:layer="layout" svg:x1="5.25cm" svg:y1="11.5cm" svg:x2="10.25cm" svg:y2="11.5cm">
              <text:p/>
            </draw:line>
            <draw:line draw:style-name="gr1" draw:text-style-name="P1" draw:layer="layout" svg:x1="5.25cm" svg:y1="12.5cm" svg:x2="10.25cm" svg:y2="12.5cm">
              <text:p/>
            </draw:line>
            <draw:line draw:style-name="gr1" draw:text-style-name="P1" draw:layer="layout" svg:x1="5.25cm" svg:y1="13.5cm" svg:x2="10.25cm" svg:y2="13.5cm">
              <text:p/>
            </draw:line>
          </draw:g>
          <draw:g>
            <draw:line draw:style-name="gr1" draw:text-style-name="P1" draw:layer="layout" svg:x1="12.25cm" svg:y1="1.5cm" svg:x2="17.25cm" svg:y2="1.5cm">
              <text:p/>
            </draw:line>
            <draw:line draw:style-name="gr1" draw:text-style-name="P1" draw:layer="layout" svg:x1="12.25cm" svg:y1="2.5cm" svg:x2="17.25cm" svg:y2="2.5cm">
              <text:p/>
            </draw:line>
            <draw:line draw:style-name="gr1" draw:text-style-name="P1" draw:layer="layout" svg:x1="12.25cm" svg:y1="3.5cm" svg:x2="17.25cm" svg:y2="3.5cm">
              <text:p/>
            </draw:line>
            <draw:line draw:style-name="gr1" draw:text-style-name="P1" draw:layer="layout" svg:x1="12.25cm" svg:y1="4.5cm" svg:x2="17.25cm" svg:y2="4.5cm">
              <text:p/>
            </draw:line>
            <draw:line draw:style-name="gr1" draw:text-style-name="P1" draw:layer="layout" svg:x1="12.25cm" svg:y1="5.5cm" svg:x2="17.25cm" svg:y2="5.5cm">
              <text:p/>
            </draw:line>
            <draw:line draw:style-name="gr1" draw:text-style-name="P1" draw:layer="layout" svg:x1="12.25cm" svg:y1="6.5cm" svg:x2="17.25cm" svg:y2="6.5cm">
              <text:p/>
            </draw:line>
            <draw:line draw:style-name="gr1" draw:text-style-name="P1" draw:layer="layout" svg:x1="12.25cm" svg:y1="7.5cm" svg:x2="17.25cm" svg:y2="7.5cm">
              <text:p/>
            </draw:line>
            <draw:line draw:style-name="gr1" draw:text-style-name="P1" draw:layer="layout" svg:x1="12.25cm" svg:y1="8.5cm" svg:x2="17.25cm" svg:y2="8.5cm">
              <text:p/>
            </draw:line>
            <draw:line draw:style-name="gr1" draw:text-style-name="P1" draw:layer="layout" svg:x1="12.25cm" svg:y1="9.5cm" svg:x2="17.25cm" svg:y2="9.5cm">
              <text:p/>
            </draw:line>
            <draw:line draw:style-name="gr1" draw:text-style-name="P1" draw:layer="layout" svg:x1="12.25cm" svg:y1="10.5cm" svg:x2="17.25cm" svg:y2="10.5cm">
              <text:p/>
            </draw:line>
            <draw:line draw:style-name="gr1" draw:text-style-name="P1" draw:layer="layout" svg:x1="12.25cm" svg:y1="11.5cm" svg:x2="17.25cm" svg:y2="11.5cm">
              <text:p/>
            </draw:line>
            <draw:line draw:style-name="gr1" draw:text-style-name="P1" draw:layer="layout" svg:x1="12.25cm" svg:y1="12.5cm" svg:x2="17.25cm" svg:y2="12.5cm">
              <text:p/>
            </draw:line>
            <draw:line draw:style-name="gr1" draw:text-style-name="P1" draw:layer="layout" svg:x1="12.25cm" svg:y1="13.5cm" svg:x2="17.25cm" svg:y2="13.5cm">
              <text:p/>
            </draw:line>
          </draw:g>
          <draw:line draw:style-name="gr1" draw:text-style-name="P1" draw:layer="layout" svg:x1="2.75cm" svg:y1="2cm" svg:x2="2.75cm" svg:y2="14.5cm">
            <text:p/>
          </draw:line>
          <draw:line draw:style-name="gr1" draw:text-style-name="P1" draw:layer="layout" svg:x1="3.75cm" svg:y1="2cm" svg:x2="3.75cm" svg:y2="14.5cm">
            <text:p/>
          </draw:line>
        </draw:g>
        <draw:g>
          <draw:custom-shape draw:style-name="gr2" draw:layer="layout" svg:width="0.5cm" svg:height="0.5cm" svg:x="2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2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3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3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2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3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2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3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3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2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2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2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3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3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2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3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2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3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3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2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layer="layout" svg:width="0.5cm" svg:height="0.5cm" svg:x="18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8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8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8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8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9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9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9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9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9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8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8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8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8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8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9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9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9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9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9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3" draw:layer="layout" svg:width="0.5cm" svg:height="0.5cm" svg:x="5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8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8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8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8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8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9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9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9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9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9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8.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9.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8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8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8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8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8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9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9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9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9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9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5cm" svg:y="1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5cm" svg:y="1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5cm" svg:y="1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8.5cm" svg:y="1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9.5cm" svg:y="1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6.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5.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7.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8.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" draw:layer="layout" svg:width="0.5cm" svg:height="0.5cm" svg:x="9.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layer="layout" svg:width="0.5cm" svg:height="0.5cm" svg:x="12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5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5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5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5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5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6.5cm" svg:y="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6.5cm" svg:y="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6.5cm" svg:y="4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6.5cm" svg:y="5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6.5cm" svg:y="6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5.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6.5cm" svg:y="7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5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5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5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5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5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6.5cm" svg:y="9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6.5cm" svg:y="8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6.5cm" svg:y="10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6.5cm" svg:y="1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6.5cm" svg:y="12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5cm" svg:y="1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5cm" svg:y="1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5cm" svg:y="1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5.5cm" svg:y="1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6.5cm" svg:y="13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2.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3.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4.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5.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" draw:layer="layout" svg:width="0.5cm" svg:height="0.5cm" svg:x="16.5cm" svg:y="1.2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rect draw:style-name="gr4" draw:text-style-name="P1" draw:layer="layout" svg:width="1.5cm" svg:height="13.5cm" svg:x="10.5cm" svg:y="1cm">
          <text:p/>
        </draw:rect>
        <draw:line draw:style-name="gr5" draw:text-style-name="P1" draw:layer="layout" svg:x1="4.25cm" svg:y1="14cm" svg:x2="4.25cm" svg:y2="1cm">
          <text:p/>
        </draw:line>
        <draw:line draw:style-name="gr6" draw:text-style-name="P1" draw:layer="layout" svg:x1="2.25cm" svg:y1="14cm" svg:x2="2.25cm" svg:y2="1cm">
          <text:p/>
        </draw:line>
        <draw:line draw:style-name="gr5" draw:text-style-name="P1" draw:layer="layout" svg:x1="20.25cm" svg:y1="14cm" svg:x2="20.25cm" svg:y2="1cm">
          <text:p/>
        </draw:line>
        <draw:line draw:style-name="gr6" draw:text-style-name="P1" draw:layer="layout" svg:x1="18.25cm" svg:y1="14cm" svg:x2="18.25cm" svg:y2="1cm">
          <text:p/>
        </draw:line>
        <draw:frame draw:style-name="gr7" draw:text-style-name="P2" draw:layer="layout" svg:width="1cm" svg:height="1cm" svg:x="2.25cm" svg:y="0cm">
          <draw:text-box>
            <text:p text:style-name="P1"><text:span text:style-name="T1">-</text:span></text:p>
          </draw:text-box>
        </draw:frame>
        <draw:frame draw:style-name="gr7" draw:text-style-name="P3" draw:layer="layout" svg:width="1cm" svg:height="1cm" svg:x="3.25cm" svg:y="0cm">
          <draw:text-box>
            <text:p text:style-name="P1"><text:span text:style-name="T2">+</text:span></text:p>
          </draw:text-box>
        </draw:frame>
        <draw:frame draw:style-name="gr7" draw:text-style-name="P2" draw:layer="layout" svg:width="1cm" svg:height="1cm" svg:x="18.25cm" svg:y="0cm">
          <draw:text-box>
            <text:p text:style-name="P1"><text:span text:style-name="T1">-</text:span></text:p>
          </draw:text-box>
        </draw:frame>
        <draw:frame draw:style-name="gr7" draw:text-style-name="P3" draw:layer="layout" svg:width="1cm" svg:height="1cm" svg:x="19.25cm" svg:y="0cm">
          <draw:text-box>
            <text:p text:style-name="P1"><text:span text:style-name="T2">+</text:span></text:p>
          </draw:text-box>
        </draw:frame>
        <draw:frame draw:style-name="gr7" draw:text-style-name="P4" draw:layer="layout" svg:width="1cm" svg:height="1cm" svg:x="5.25cm" svg:y="0cm">
          <draw:text-box>
            <text:p text:style-name="P1"><text:span text:style-name="T3">a</text:span></text:p>
          </draw:text-box>
        </draw:frame>
        <draw:frame draw:style-name="gr7" draw:text-style-name="P4" draw:layer="layout" svg:width="1cm" svg:height="1cm" svg:x="6.25cm" svg:y="0cm">
          <draw:text-box>
            <text:p text:style-name="P1"><text:span text:style-name="T3">b</text:span></text:p>
          </draw:text-box>
        </draw:frame>
        <draw:frame draw:style-name="gr7" draw:text-style-name="P4" draw:layer="layout" svg:width="1cm" svg:height="1cm" svg:x="7.25cm" svg:y="0cm">
          <draw:text-box>
            <text:p text:style-name="P1"><text:span text:style-name="T3">c</text:span></text:p>
          </draw:text-box>
        </draw:frame>
        <draw:frame draw:style-name="gr7" draw:text-style-name="P4" draw:layer="layout" svg:width="1cm" svg:height="1cm" svg:x="8.25cm" svg:y="0cm">
          <draw:text-box>
            <text:p text:style-name="P1"><text:span text:style-name="T3">d</text:span></text:p>
          </draw:text-box>
        </draw:frame>
        <draw:frame draw:style-name="gr7" draw:text-style-name="P4" draw:layer="layout" svg:width="1cm" svg:height="1cm" svg:x="9.25cm" svg:y="0cm">
          <draw:text-box>
            <text:p text:style-name="P1"><text:span text:style-name="T3">e</text:span></text:p>
          </draw:text-box>
        </draw:frame>
        <draw:frame draw:style-name="gr7" draw:text-style-name="P4" draw:layer="layout" svg:width="1cm" svg:height="1cm" svg:x="12.25cm" svg:y="0cm">
          <draw:text-box>
            <text:p text:style-name="P1"><text:span text:style-name="T3">f</text:span></text:p>
          </draw:text-box>
        </draw:frame>
        <draw:frame draw:style-name="gr7" draw:text-style-name="P4" draw:layer="layout" svg:width="1cm" svg:height="1cm" svg:x="13.25cm" svg:y="0cm">
          <draw:text-box>
            <text:p text:style-name="P1"><text:span text:style-name="T3">g</text:span></text:p>
          </draw:text-box>
        </draw:frame>
        <draw:frame draw:style-name="gr7" draw:text-style-name="P4" draw:layer="layout" svg:width="1cm" svg:height="1cm" svg:x="14.25cm" svg:y="0cm">
          <draw:text-box>
            <text:p text:style-name="P1"><text:span text:style-name="T3">h</text:span></text:p>
          </draw:text-box>
        </draw:frame>
        <draw:frame draw:style-name="gr7" draw:text-style-name="P4" draw:layer="layout" svg:width="1cm" svg:height="1cm" svg:x="15.25cm" svg:y="0cm">
          <draw:text-box>
            <text:p text:style-name="P1"><text:span text:style-name="T3">i</text:span></text:p>
          </draw:text-box>
        </draw:frame>
        <draw:frame draw:style-name="gr7" draw:text-style-name="P4" draw:layer="layout" svg:width="1cm" svg:height="1cm" svg:x="16.25cm" svg:y="0cm">
          <draw:text-box>
            <text:p text:style-name="P1"><text:span text:style-name="T3">j</text:span></text:p>
          </draw:text-box>
        </draw:frame>
        <draw:circle draw:style-name="gr8" draw:text-style-name="P1" draw:layer="layout" svg:width="0.25cm" svg:height="0.25cm" svg:x="2.63cm" svg:y="4.375cm">
          <text:p/>
        </draw:circle>
        <draw:g>
          <draw:polygon draw:style-name="gr9" draw:text-style-name="P1" draw:layer="layout" svg:width="2.999cm" svg:height="0.999cm" svg:x="3.255cm" svg:y="4cm" svg:viewBox="0 0 3000 1000" draw:points="0,125 125,0 625,0 750,125 2250,125 2375,0 2875,0 3000,125 3000,875 2875,1000 2375,1000 2250,875 750,875 625,1000 125,1000 0,875">
            <text:p/>
          </draw:polygon>
          <draw:line draw:style-name="gr10" draw:text-style-name="P1" draw:layer="layout" svg:x1="5.255cm" svg:y1="4.125cm" svg:x2="5.255cm" svg:y2="4.875cm">
            <text:p/>
          </draw:line>
          <draw:line draw:style-name="gr11" draw:text-style-name="P1" draw:layer="layout" svg:x1="4.755cm" svg:y1="4.125cm" svg:x2="4.755cm" svg:y2="4.875cm">
            <text:p/>
          </draw:line>
          <draw:line draw:style-name="gr12" draw:text-style-name="P1" draw:layer="layout" svg:x1="4.505cm" svg:y1="4.125cm" svg:x2="4.505cm" svg:y2="4.875cm">
            <text:p/>
          </draw:line>
          <draw:line draw:style-name="gr12" draw:text-style-name="P1" draw:layer="layout" svg:x1="4.255cm" svg:y1="4.125cm" svg:x2="4.255cm" svg:y2="4.875cm">
            <text:p/>
          </draw:line>
          <draw:line draw:style-name="gr13" draw:text-style-name="P1" draw:layer="layout" svg:x1="2.755cm" svg:y1="4.5cm" svg:x2="3.255cm" svg:y2="4.5cm">
            <text:p/>
          </draw:line>
          <draw:line draw:style-name="gr13" draw:text-style-name="P1" draw:layer="layout" svg:x1="6.255cm" svg:y1="4.5cm" svg:x2="6.755cm" svg:y2="4.5cm">
            <text:p/>
          </draw:line>
          <draw:circle draw:style-name="gr8" draw:text-style-name="P1" draw:layer="layout" svg:width="0.25cm" svg:height="0.25cm" svg:x="6.63cm" svg:y="4.375cm">
            <text:p/>
          </draw:circle>
          <draw:polygon draw:style-name="gr14" draw:text-style-name="P1" draw:layer="layout" svg:width="2.999cm" svg:height="0.999cm" svg:x="3.25cm" svg:y="4cm" svg:viewBox="0 0 3000 1000" draw:points="0,125 125,0 625,0 750,125 2250,125 2375,0 2875,0 3000,125 3000,875 2875,1000 2375,1000 2250,875 750,875 625,1000 125,1000 0,875">
            <text:p/>
          </draw:polygon>
        </draw:g>
        <draw:g>
          <draw:circle draw:style-name="gr15" draw:text-style-name="P1" draw:layer="layout" svg:width="2cm" svg:height="2cm" draw:transform="rotate (-1.57079632679579) translate (9.775cm 3.025cm)">
            <text:p/>
          </draw:circle>
          <draw:line draw:style-name="gr13" draw:text-style-name="P1" draw:layer="layout" svg:x1="8.025cm" svg:y1="5.025cm" svg:x2="9.525cm" svg:y2="5.025cm">
            <text:p/>
          </draw:line>
          <draw:circle draw:style-name="gr8" draw:text-style-name="P1" draw:layer="layout" svg:width="0.25cm" svg:height="0.25cm" draw:transform="rotate (-1.57079632679579) translate (8.88cm 3.38cm)">
            <text:p/>
          </draw:circle>
          <draw:circle draw:style-name="gr8" draw:text-style-name="P1" draw:layer="layout" svg:width="0.25cm" svg:height="0.25cm" draw:transform="rotate (-1.57079632679579) translate (8.88cm 4.38cm)">
            <text:p/>
          </draw:circle>
          <draw:g>
            <draw:glue-point draw:id="4" svg:x="5cm" svg:y="-0.97cm"/>
            <draw:glue-point draw:id="5" svg:x="-5cm" svg:y="-0.97cm"/>
            <draw:glue-point draw:id="6" svg:x="5cm" svg:y="-2.97cm"/>
            <draw:glue-point draw:id="7" svg:x="-5cm" svg:y="-2.97cm" draw:escape-direction="left"/>
            <draw:line draw:style-name="gr16" draw:text-style-name="P1" draw:layer="layout" svg:x1="8.755cm" svg:y1="3.505cm" svg:x2="8.755cm" svg:y2="3.88cm">
              <text:p/>
            </draw:line>
            <draw:custom-shape draw:style-name="gr17" draw:text-style-name="P1" draw:layer="layout" svg:width="-0.25cm" svg:height="-0.25cm" svg:x="8.88cm" svg:y="4.13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6" draw:text-style-name="P1" draw:layer="layout" svg:x1="8.755cm" svg:y1="4.13cm" svg:x2="8.755cm" svg:y2="4.505cm">
              <text:p/>
            </draw:line>
            <draw:line draw:style-name="gr16" draw:text-style-name="P1" draw:layer="layout" svg:x1="8.63cm" svg:y1="4.13cm" svg:x2="8.88cm" svg:y2="4.13cm">
              <text:p/>
            </draw:line>
            <draw:line draw:style-name="gr18" draw:text-style-name="P1" draw:layer="layout" svg:x1="9.005cm" svg:y1="4.005cm" svg:x2="9.13cm" svg:y2="4.13cm">
              <text:p/>
            </draw:line>
            <draw:line draw:style-name="gr18" draw:text-style-name="P1" draw:layer="layout" svg:x1="8.955cm" svg:y1="4.055cm" svg:x2="9.08cm" svg:y2="4.18cm">
              <text:p/>
            </draw:line>
          </draw:g>
          <draw:path draw:style-name="gr19" draw:text-style-name="P1" draw:layer="layout" svg:width="2.274cm" svg:height="2.549cm" draw:transform="rotate (-1.57079632679579) translate (10.0499999999973cm 2.74999999999734cm)" svg:viewBox="0 0 2275 2550" svg:d="m779 2450c-153-65-290-158-406-273-115-116-208-253-273-406-64-152-100-320-100-496s36-344 100-496c65-153 158-290 273-406s253-208 406-273c152-64 320-100 496-100s344 36 496 100c153 65 290 158 406 273 34 35 67 72 98 111v83c-40-56-85-109-134-158-111-111-243-201-389-263-147-62-308-96-477-96s-330 34-477 96c-146 62-278 152-389 263s-201 243-263 389c-62 147-96 308-96 477s34 330 96 477c62 146 152 278 263 389s243 201 389 263c147 62 308 96 477 96s330-34 477-96c146-62 278-152 389-263 49-49 94-102 134-158v83c-31 39-64 76-98 111-116 115-253 208-406 273-152 64-320 100-496 100s-344-36-496-100z">
            <text:p/>
          </draw:path>
        </draw:g>
        <draw:circle draw:style-name="gr8" draw:text-style-name="P1" draw:layer="layout" svg:width="0.25cm" svg:height="0.25cm" svg:x="3.625cm" svg:y="3.375cm">
          <text:p/>
        </draw:circle>
        <draw:circle draw:style-name="gr8" draw:text-style-name="P1" draw:layer="layout" svg:width="0.25cm" svg:height="0.25cm" svg:x="5.625cm" svg:y="3.375cm">
          <text:p/>
        </draw:circle>
        <draw:line draw:style-name="gr20" draw:text-style-name="P1" draw:layer="layout" svg:x1="3.75cm" svg:y1="3.5cm" svg:x2="5.75cm" svg:y2="3.5cm">
          <text:p/>
        </draw:line>
        <draw:rect draw:style-name="gr21" draw:text-style-name="P5" draw:layer="layout" svg:width="19cm" svg:height="0.5cm" svg:x="1.75cm" svg:y="14cm">
          <text:p/>
        </draw:rect>
        <draw:line draw:style-name="gr22" draw:text-style-name="P5" draw:layer="layout" svg:x1="1.75cm" svg:y1="14cm" svg:x2="20.75cm" svg:y2="14cm">
          <text:p/>
        </draw:line>
        <draw:path draw:style-name="gr23" draw:text-style-name="P1" draw:layer="layout" svg:width="0.999cm" svg:height="1.999cm" draw:transform="rotate (1.5707963267946) translate (0.750000000003267cm 3.50000000000652cm)" svg:viewBox="0 0 1000 2000" svg:d="m0 2000c1000 0 1000-2000 1000-2000">
          <text:p/>
        </draw:path>
        <draw:path draw:style-name="gr24" draw:text-style-name="P1" draw:layer="layout" svg:width="0.999cm" svg:height="1.999cm" draw:transform="rotate (1.5707963267946) translate (1.75000000000327cm 2.50000000000652cm)" svg:viewBox="0 0 1000 2000" svg:d="m0 2000c1000 0 1000-2000 1000-2000">
          <text:p/>
        </draw:path>
        <draw:polyline draw:style-name="gr23" draw:text-style-name="P1" draw:layer="layout" svg:width="0.499cm" svg:height="1.999cm" draw:transform="rotate (3.1415926535892) translate (0.75cm 2.5cm)" svg:viewBox="0 0 500 2000" draw:points="0,0 500,0 500,2000">
          <text:p/>
        </draw:polyline>
        <draw:polyline draw:style-name="gr24" draw:text-style-name="P1" draw:layer="layout" svg:width="-0.499cm" svg:height="-0.999cm" svg:x="1.75cm" svg:y="1.5cm" svg:viewBox="0 0 -500 -1000" draw:points="0,0 500,0 500,1000">
          <text:p/>
        </draw:polyline>
        <draw:circle draw:style-name="gr25" draw:text-style-name="P1" draw:layer="layout" svg:width="0.25cm" svg:height="0.25cm" svg:x="2.625cm" svg:y="3.375cm">
          <text:p/>
        </draw:circle>
        <draw:circle draw:style-name="gr26" draw:text-style-name="P1" draw:layer="layout" svg:width="0.25cm" svg:height="0.25cm" svg:x="3.624cm" svg:y="2.374cm">
          <text:p/>
        </draw:circle>
        <draw:frame draw:style-name="gr27" draw:text-style-name="P6" draw:layer="layout" svg:width="2.5cm" svg:height="1cm" svg:x="3.5cm" svg:y="5cm">
          <draw:text-box>
            <text:p><text:span text:style-name="T4">33</text:span><text:span text:style-name="T5">0 </text:span><text:span text:style-name="T6">Ω</text:span></text:p>
          </draw:text-box>
        </draw:frame>
        <draw:frame draw:style-name="gr7" draw:text-style-name="P3" draw:layer="layout" svg:width="1cm" svg:height="1cm" svg:x="22.25cm" svg:y="5.5cm">
          <draw:text-box>
            <text:p text:style-name="P1"><text:span text:style-name="T2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3" draw:display-name="Transparency 3" draw:style="rectangular" draw:cx="50%" draw:cy="50%" draw:start="0%" draw:end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20.5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18:06:37.11</meta:creation-date>
    <dc:date>2014-03-19T00:13:43.05</dc:date>
    <meta:editing-duration>PT1H38M43S</meta:editing-duration>
    <meta:editing-cycles>39</meta:editing-cycles>
    <meta:generator>OpenOffice.org/3.4.1$Win32 OpenOffice.org_project/341m1$Build-9593</meta:generator>
    <meta:document-statistic meta:object-count="263"/>
  </office:meta>
</office:document-meta>
</file>